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2.157cm" fo:break-before="auto" style:use-optimal-row-height="true"/>
    </style:style>
    <style:style style:name="ro19" style:family="table-row">
      <style:table-row-properties style:row-height="1.106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99pt solid #000000" fo:background-color="#ff641e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fd773a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fd8d5a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9" style:family="table-cell" style:parent-style-name="Default">
      <style:table-cell-properties fo:background-color="#fd773a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d8d5a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8" style:family="table-cell" style:parent-style-name="Default">
      <style:table-cell-properties fo:border-bottom="0.99pt solid #000000" fo:background-color="#fd773a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99pt solid #000000" fo:background-color="#fd8d5a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4"/>
        <table:table-column table:style-name="co1" table:default-cell-style-name="ce33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Horario de rutina: Locura I (Nivel 8) [PATRÓN LIBRA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Lunes</text:p>
          </table:table-cell>
          <table:table-cell table:style-name="ce19" office:value-type="string" calcext:value-type="string">
            <text:p>Martes</text:p>
          </table:table-cell>
          <table:table-cell table:style-name="ce19" office:value-type="string" calcext:value-type="string">
            <text:p>Miércoles</text:p>
          </table:table-cell>
          <table:table-cell table:style-name="ce19" office:value-type="string" calcext:value-type="string">
            <text:p>Jueves</text:p>
          </table:table-cell>
          <table:table-cell table:style-name="ce19" office:value-type="string" calcext:value-type="string">
            <text:p>Viernes</text:p>
          </table:table-cell>
          <table:table-cell table:style-name="ce19" office:value-type="string" calcext:value-type="string">
            <text:p>Sábado</text:p>
          </table:table-cell>
          <table:table-cell table:style-name="ce28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Día Mixto</text:p>
          </table:table-cell>
          <table:table-cell table:number-columns-repeated="4" table:style-name="ce20" office:value-type="string" calcext:value-type="string">
            <text:p>Día Mixto</text:p>
          </table:table-cell>
          <table:table-cell table:style-name="ce20" office:value-type="string" calcext:value-type="string">
            <text:p>Día de </text:p>
            <text:p>Encuentros</text:p>
          </table:table-cell>
          <table:table-cell table:style-name="ce29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1"/>
          <table:covered-table-cell table:style-name="ce35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1">04:30hs</text:span></text:p>
            <text:p><text:span text:style-name="T1">-</text:span></text:p>
            <text:p><text:span text:style-name="T1">05:30hs</text:span></text:p>
          </table:table-cell>
          <table:table-cell office:value-type="string" calcext:value-type="string">
            <text:p><text:span text:style-name="T1">04:00hs</text:span></text:p>
            <text:p><text:span text:style-name="T1">-</text:span></text:p>
            <text:p><text:span text:style-name="T1">05:00hs</text:span></text:p>
          </table:table-cell>
          <table:table-cell office:value-type="string" calcext:value-type="string">
            <text:p><text:span text:style-name="T1">04:00hs</text:span></text:p>
            <text:p><text:span text:style-name="T1">-</text:span></text:p>
            <text:p><text:span text:style-name="T1">05:00hs</text:span></text:p>
          </table:table-cell>
          <table:table-cell office:value-type="string" calcext:value-type="string">
            <text:p><text:span text:style-name="T1">03:00hs</text:span></text:p>
            <text:p><text:span text:style-name="T1">-</text:span></text:p>
            <text:p><text:span text:style-name="T1">04:00hs</text:span></text:p>
          </table:table-cell>
          <table:table-cell office:value-type="string" calcext:value-type="string">
            <text:p><text:span text:style-name="T1">05:30hs</text:span></text:p>
            <text:p><text:span text:style-name="T1">-</text:span></text:p>
            <text:p><text:span text:style-name="T1">06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<text:span text:style-name="T1">04:30hs: Galactic</text:span></text:p>
            <text:p><text:span text:style-name="T1">Gym</text:span></text:p>
            <text:p><text:span text:style-name="T2">05:00hs</text:span></text:p>
          </table:table-cell>
          <table:table-cell office:value-type="string" calcext:value-type="string">
            <text:p><text:span text:style-name="T1">04:30hs: Galactic</text:span></text:p>
            <text:p><text:span text:style-name="T1">Gym</text:span></text:p>
            <text:p><text:span text:style-name="T2">05:00hs</text:span></text:p>
          </table:table-cell>
          <table:table-cell office:value-type="string" calcext:value-type="string">
            <text:p><text:span text:style-name="T1">04:00hs: Galactic</text:span></text:p>
            <text:p><text:span text:style-name="T1">Gym</text:span></text:p>
            <text:p><text:span text:style-name="T2">04:30hs</text:span></text:p>
          </table:table-cell>
          <table:table-cell office:value-type="string" calcext:value-type="string">
            <text:p>04:00hs: Galactic</text:p>
            <text:p>Gym</text:p>
            <text:p><text:span text:style-name="T3">04:30hs</text:span></text:p>
          </table:table-cell>
          <table:table-cell office:value-type="string" calcext:value-type="string">
            <text:p><text:span text:style-name="T1">03:00hs: Galactic</text:span></text:p>
            <text:p><text:span text:style-name="T1">Gym</text:span></text:p>
            <text:p><text:span text:style-name="T2">03:30hs</text:span></text:p>
          </table:table-cell>
          <table:table-cell office:value-type="string" calcext:value-type="string">
            <text:p><text:span text:style-name="T1">05:30hs: Galactic</text:span></text:p>
            <text:p><text:span text:style-name="T1">Gym</text:span></text:p>
            <text:p><text:span text:style-name="T2">06:00hs</text:span></text:p>
          </table:table-cell>
          <table:table-cell table:style-name="ce34" table:number-columns-spanned="1" table:number-rows-spanned="12"/>
          <table:table-cell table:number-columns-repeated="2"/>
        </table:table-row>
        <table:table-row table:style-name="ro8">
          <table:table-cell/>
          <table:table-cell office:value-type="string" calcext:value-type="string">
            <text:p>05:00hs:</text:p>
            <text:p><text:span text:style-name="T1">Desayuno</text:span></text:p>
            <text:p><text:span text:style-name="T3">05:30hs</text:span></text:p>
          </table:table-cell>
          <table:table-cell office:value-type="string" calcext:value-type="string">
            <text:p><text:span text:style-name="T1">05:00hs:</text:span></text:p>
            <text:p><text:span text:style-name="T1">Desayuno</text:span></text:p>
            <text:p><text:span text:style-name="T2">05:30hs</text:span></text:p>
          </table:table-cell>
          <table:table-cell office:value-type="string" calcext:value-type="string">
            <text:p><text:span text:style-name="T1">04:30hs:</text:span></text:p>
            <text:p><text:span text:style-name="T1">Desayuno</text:span></text:p>
            <text:p><text:span text:style-name="T2">05:00hs</text:span></text:p>
          </table:table-cell>
          <table:table-cell office:value-type="string" calcext:value-type="string">
            <text:p><text:span text:style-name="T1">04:30hs:</text:span></text:p>
            <text:p><text:span text:style-name="T1">Desayuno</text:span></text:p>
            <text:p><text:span text:style-name="T2">05:00hs</text:span></text:p>
          </table:table-cell>
          <table:table-cell office:value-type="string" calcext:value-type="string">
            <text:p><text:span text:style-name="T1">03:30hs:</text:span></text:p>
            <text:p><text:span text:style-name="T1">Desayuno</text:span></text:p>
            <text:p><text:span text:style-name="T2">04:00hs</text:span></text:p>
          </table:table-cell>
          <table:table-cell office:value-type="string" calcext:value-type="string">
            <text:p><text:span text:style-name="T1">06:00hs:</text:span></text:p>
            <text:p><text:span text:style-name="T1">Desayuno</text:span></text:p>
            <text:p><text:span text:style-name="T2">06:30hs</text:span></text:p>
          </table:table-cell>
          <table:covered-table-cell/>
          <table:table-cell table:number-columns-repeated="2"/>
        </table:table-row>
        <table:table-row table:style-name="ro9">
          <table:table-cell table:number-columns-repeated="4"/>
          <table:table-cell office:value-type="string" calcext:value-type="string">
            <text:p><text:span text:style-name="T1">05:00hs:</text:span></text:p>
            <text:p><text:span text:style-name="T1">Zonda:</text:span></text:p>
            <text:p><text:span text:style-name="T1">Investigación</text:span></text:p>
            <text:p><text:span text:style-name="T2">06:00hs</text:span></text:p>
          </table:table-cell>
          <table:table-cell/>
          <table:table-cell office:value-type="string" calcext:value-type="string">
            <text:p><text:span text:style-name="T1">06:30hs:</text:span></text:p>
            <text:p><text:span text:style-name="T1">Zonda:</text:span></text:p>
            <text:p><text:span text:style-name="T1">Programación</text:span>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3">06:45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0">
          <table:table-cell table:number-columns-repeated="4"/>
          <table:table-cell office:value-type="string" calcext:value-type="string">
            <text:p><text:span text:style-name="T1">06:45hs:</text:span></text:p>
            <text:p><text:span text:style-name="T1">Zonda:</text:span></text:p>
            <text:p><text:span text:style-name="T1">Solicitud</text:span></text:p>
            <text:p><text:span text:style-name="T2">09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1"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1">05:30hs:</text:span></text:p>
            <text:p><text:span text:style-name="T1">Zonda:</text:span></text:p>
            <text:p><text:span text:style-name="T1">Programación</text:span></text:p>
            <text:p><text:span text:style-name="T2">13:00hs</text:span></text:p>
          </table:table-cell>
          <table:table-cell office:value-type="string" calcext:value-type="string">
            <text:p><text:span text:style-name="T1">05:30hs:</text:span></text:p>
            <text:p><text:span text:style-name="T1">Zonda:</text:span></text:p>
            <text:p><text:span text:style-name="T1">Programación</text:span></text:p>
            <text:p><text:span text:style-name="T2">13:00hs</text:span></text:p>
          </table:table-cell>
          <table:table-cell office:value-type="string" calcext:value-type="string">
            <text:p><text:span text:style-name="T1">05:00hs:</text:span></text:p>
            <text:p><text:span text:style-name="T1">Zonda:</text:span></text:p>
            <text:p><text:span text:style-name="T1">Programación</text:span></text:p>
            <text:p><text:span text:style-name="T2">13:00hs</text:span></text:p>
          </table:table-cell>
          <table:table-cell office:value-type="string" calcext:value-type="string">
            <text:p><text:span text:style-name="T1">10:00hs:</text:span></text:p>
            <text:p><text:span text:style-name="T1">Zonda:</text:span></text:p>
            <text:p><text:span text:style-name="T1">Solicitud</text:span></text:p>
            <text:p><text:span text:style-name="T2">13:00hs</text:span></text:p>
          </table:table-cell>
          <table:table-cell office:value-type="string" calcext:value-type="string">
            <text:p><text:span text:style-name="T1">04:00hs:</text:span></text:p>
            <text:p><text:span text:style-name="T1">Zonda:</text:span></text:p>
            <text:p><text:span text:style-name="T1">Programación</text:span></text:p>
            <text:p><text:span text:style-name="T2">13:00hs</text:span></text:p>
          </table:table-cell>
          <table:table-cell office:value-type="string" calcext:value-type="string">
            <text:p><text:span text:style-name="T1">12:00hs:Reciclaje</text:span></text:p>
            <text:p><text:span text:style-name="T2">12:3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13:00hs:Almuerzo</text:p>
            <text:p><text:span text:style-name="T3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13:00hs:Almuerzo</text:p>
            <text:p><text:span text:style-name="T3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<text:span text:style-name="T1">12:30hs:Almuerzo</text:span></text:p>
            <text:p><text:span text:style-name="T2">14:3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1">14:30hs:</text:span></text:p>
            <text:p><text:span text:style-name="T1">Paseo de</text:span></text:p>
            <text:p><text:span text:style-name="T1">mediodía</text:span></text:p>
            <text:p><text:span text:style-name="T2">15:15hs</text:span></text:p>
          </table:table-cell>
          <table:table-cell office:value-type="string" calcext:value-type="string">
            <text:p><text:span text:style-name="T1">14:30hs::</text:span></text:p>
            <text:p><text:span text:style-name="T1">Zonda:</text:span></text:p>
            <text:p><text:span text:style-name="T1">Programación</text:span></text:p>
            <text:p><text:span text:style-name="T2">21:50hs</text:span></text:p>
          </table:table-cell>
          <table:table-cell office:value-type="string" calcext:value-type="string">
            <text:p><text:span text:style-name="T1">14:30hs:</text:span></text:p>
            <text:p><text:span text:style-name="T1">Paseo de</text:span></text:p>
            <text:p><text:span text:style-name="T1">mediodía</text:span></text:p>
            <text:p><text:span text:style-name="T2">15:15hs</text:span></text:p>
          </table:table-cell>
          <table:table-cell office:value-type="string" calcext:value-type="string">
            <text:p><text:span text:style-name="T1">14:30hs:</text:span></text:p>
            <text:p><text:span text:style-name="T1">Zonda:</text:span></text:p>
            <text:p><text:span text:style-name="T1">Investigación</text:span></text:p>
            <text:p><text:span text:style-name="T2">15:30hs</text:span></text:p>
          </table:table-cell>
          <table:table-cell office:value-type="string" calcext:value-type="string">
            <text:p><text:span text:style-name="T1">14:30hs:</text:span></text:p>
            <text:p><text:span text:style-name="T1">Zonda:</text:span></text:p>
            <text:p><text:span text:style-name="T1">Solicitud</text:span></text:p>
            <text:p><text:span text:style-name="T2">16:50hs</text:span></text:p>
          </table:table-cell>
          <table:table-cell office:value-type="string" calcext:value-type="string">
            <text:p><text:span text:style-name="T1">14:30hs:</text:span></text:p>
            <text:p><text:span text:style-name="T1">Espacio de</text:span></text:p>
            <text:p><text:span text:style-name="T1">Juego</text:span></text:p>
            <text:p><text:span text:style-name="T2">15:00hs</text:span></text:p>
          </table:table-cell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1">15:15hs:</text:span></text:p>
            <text:p><text:span text:style-name="T1">Zonda:</text:span></text:p>
            <text:p><text:span text:style-name="T1">Solicitud</text:span></text:p>
            <text:p><text:span text:style-name="T2">16:40hs</text:span></text:p>
          </table:table-cell>
          <table:table-cell/>
          <table:table-cell office:value-type="string" calcext:value-type="string">
            <text:p><text:span text:style-name="T1">15:15hs: </text:span></text:p>
            <text:p><text:span text:style-name="T1">Zonda:</text:span></text:p>
            <text:p><text:span text:style-name="T1">Investigación</text:span></text:p>
            <text:p><text:span text:style-name="T2">16:15hs</text:span></text:p>
          </table:table-cell>
          <table:table-cell office:value-type="string" calcext:value-type="string">
            <text:p><text:span text:style-name="T1">15:30hs:Ducha</text:span></text:p>
            <text:p><text:span text:style-name="T2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3">17:35hs</text:span></text:p>
          </table:table-cell>
          <table:table-cell office:value-type="string" calcext:value-type="string">
            <text:p><text:span text:style-name="T1">15:00hs:</text:span></text:p>
            <text:p><text:span text:style-name="T1">Momento de</text:span></text:p>
            <text:p><text:span text:style-name="T1">Redes Sociales</text:span></text:p>
            <text:p><text:span text:style-name="T2">15:20hs</text:span></text:p>
          </table:table-cell>
          <table:covered-table-cell/>
          <table:table-cell/>
          <table:table-cell table:style-name="ce63"/>
        </table:table-row>
        <table:table-row table:style-name="ro15">
          <table:table-cell/>
          <table:table-cell table:style-name="ce12" office:value-type="string" calcext:value-type="string">
            <text:p><text:span text:style-name="T1">16:40hs:</text:span></text:p>
            <text:p><text:span text:style-name="T1">Momento de</text:span></text:p>
            <text:p><text:span text:style-name="T1">Redes Sociales</text:span></text:p>
            <text:p><text:span text:style-name="T2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3">16:25hs</text:span></text:p>
          </table:table-cell>
          <table:table-cell office:value-type="string" calcext:value-type="string">
            <text:p><text:span text:style-name="T1">16:30hs:</text:span></text:p>
            <text:p><text:span text:style-name="T1">Zonda:</text:span></text:p>
            <text:p><text:span text:style-name="T1">Investigación</text:span></text:p>
            <text:p><text:span text:style-name="T2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1">15:20hs: </text:span></text:p>
            <text:p><text:span text:style-name="T1">Zonda:</text:span></text:p>
            <text:p><text:span text:style-name="T1">Investigación</text:span></text:p>
            <text:p><text:span text:style-name="T2">17:35hs</text:span></text:p>
          </table:table-cell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1">16:25hs: </text:span></text:p>
            <text:p><text:span text:style-name="T1">Zonda:</text:span></text:p>
            <text:p><text:span text:style-name="T1">Investigación</text:span></text:p>
            <text:p><text:span text:style-name="T2">17:35hs</text:span></text:p>
          </table:table-cell>
          <table:table-cell office:value-type="string" calcext:value-type="string">
            <text:p><text:span text:style-name="T1">17:00hs: Hora </text:span></text:p>
            <text:p><text:span text:style-name="T1">Blanca</text:span></text:p>
            <text:p><text:span text:style-name="T2">18:00hs</text:span></text:p>
          </table:table-cell>
          <table:table-cell office:value-type="string" calcext:value-type="string">
            <text:p><text:span text:style-name="T1">18:00hs:</text:span></text:p>
            <text:p><text:span text:style-name="T1">Zonda:</text:span></text:p>
            <text:p><text:span text:style-name="T1">Investigación</text:span></text:p>
            <text:p><text:span text:style-name="T2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<text:span text:style-name="T1">18:00hs:</text:span></text:p>
            <text:p><text:span text:style-name="T1">Zonda:</text:span></text:p>
            <text:p><text:span text:style-name="T1">Solicitud</text:span></text:p>
            <text:p><text:span text:style-name="T2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3">22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1">18:00hs:</text:span></text:p>
            <text:p><text:span text:style-name="T1">Zonda:</text:span></text:p>
            <text:p><text:span text:style-name="T1">Solicitud</text:span></text:p>
            <text:p><text:span text:style-name="T3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3">21:30hs</text:span></text:p>
          </table:table-cell>
          <table:table-cell office:value-type="string" calcext:value-type="string">
            <text:p><text:span text:style-name="T1">18:00hs: </text:span></text:p>
            <text:p><text:span text:style-name="T1">Zonda:</text:span></text:p>
            <text:p><text:span text:style-name="T1">Solicitud</text:span></text:p>
            <text:p><text:span text:style-name="T2">22:15hs</text:span></text:p>
          </table:table-cell>
          <table:table-cell table:style-name="ce34" table:number-columns-spanned="1" table:number-rows-spanned="4"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22:00hs:Baño</text:p>
            <text:p><text:span text:style-name="T3">23:00hs</text:span></text:p>
          </table:table-cell>
          <table:table-cell office:value-type="string" calcext:value-type="string">
            <text:p><text:span text:style-name="T1">18:00hs:</text:span></text:p>
            <text:p><text:span text:style-name="T1">Zonda:</text:span></text:p>
            <text:p><text:span text:style-name="T1">Solicitud</text:span></text:p>
            <text:p><text:span text:style-name="T3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8">
          <table:table-cell table:number-columns-repeated="2"/>
          <table:table-cell office:value-type="string" calcext:value-type="string">
            <text:p><text:span text:style-name="T1">23:00hs:</text:span></text:p>
            <text:p><text:span text:style-name="T1">Zonda:</text:span></text:p>
            <text:p><text:span text:style-name="T1">Programación</text:span></text:p>
            <text:p><text:span text:style-name="T2">01:10hs</text:span></text:p>
          </table:table-cell>
          <table:table-cell table:number-columns-repeated="4"/>
          <table:covered-table-cell/>
          <table:table-cell table:number-columns-repeated="2"/>
        </table:table-row>
        <table:table-row table:style-name="ro19">
          <table:table-cell/>
          <table:table-cell table:style-name="ce14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table:style-name="ce72" office:value-type="string" calcext:value-type="string">
            <text:p>23:00hs</text:p>
            <text:p>-</text:p>
            <text:p>03:00hs</text:p>
          </table:table-cell>
          <table:table-cell table:style-name="ce82" office:value-type="string" calcext:value-type="string">
            <text:p><text:span text:style-name="T1">23:00hs</text:span></text:p>
            <text:p><text:span text:style-name="T1">-</text:span></text:p>
            <text:p><text:span text:style-name="T1">03:00hs</text:span></text:p>
          </table:table-cell>
          <table:table-cell table:style-name="ce82" office:value-type="string" calcext:value-type="string">
            <text:p>22:00hs</text:p>
            <text:p>-</text:p>
            <text:p>23:00hs</text:p>
          </table:table-cell>
          <table:table-cell table:style-name="ce82" office:value-type="string" calcext:value-type="string">
            <text:p>22:30hs</text:p>
            <text:p>-</text:p>
            <text:p>00:00hs</text:p>
          </table:table-cell>
          <table:table-cell table:style-name="ce82" office:value-type="string" calcext:value-type="string">
            <text:p><text:span text:style-name="T1">23:00hs</text:span></text:p>
            <text:p><text:span text:style-name="T1">-</text:span></text:p>
            <text:p><text:span text:style-name="T1">03:00hs</text:span></text:p>
          </table:table-cell>
          <table:table-cell table:style-name="ce82" office:value-type="string" calcext:value-type="string">
            <text:p><text:span text:style-name="T1">23:00hs</text:span></text:p>
            <text:p><text:span text:style-name="T1">-</text:span></text:p>
            <text:p><text:span text:style-name="T1">03:00hs</text:span></text:p>
          </table:table-cell>
          <table:table-cell table:style-name="ce37" office:value-type="string" calcext:value-type="string">
            <text:p><text:span text:style-name="T1">22:00hs</text:span></text:p>
            <text:p><text:span text:style-name="T1">-</text:span></text:p>
            <text:p><text:span text:style-name="T1">03:00hs</text:span></text:p>
          </table:table-cell>
          <table:table-cell table:number-columns-repeated="2"/>
        </table:table-row>
        <table:table-row table:style-name="ro2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 style:data-style-name="N2" text:time-value="22:24:24.46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5H42M30S</meta:editing-duration>
    <meta:editing-cycles>74</meta:editing-cycles>
    <meta:generator>LibreOffice/7.3.3.2$Windows_X86_64 LibreOffice_project/d1d0ea68f081ee2800a922cac8f79445e4603348</meta:generator>
    <dc:date>2024-07-22T22:24:57.641000000</dc:date>
    <meta:document-statistic meta:table-count="1" meta:cell-count="93" meta:object-count="0"/>
    <meta:user-defined meta:name="ProgId">Excel.Sheet</meta:user-defined>
  </office:meta>
</office:document-meta>
</file>